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o fence="true" stretchy="false">(</mo>
              <mrow>
                <mrow>
                  <mrow>
                    <mi>A</mi>
                    <mo stretchy="false">−</mo>
                    <mi>λ</mi>
                  </mrow>
                  <mi>I</mi>
                </mrow>
              </mrow>
              <mo fence="true" stretchy="false">)</mo>
            </mrow>
            <mrow>
              <mi>v</mi>
              <mo stretchy="false">=</mo>
              <mn>0</mn>
            </mrow>
          </mrow>
        </mtd>
      </mtr>
      <mtr>
        <mtd columnalign="left">
          <mrow>
            <mrow>
              <mi>v</mi>
              <mo stretchy="false">=</mo>
              <msup>
                <mrow>
                  <mo fence="true" stretchy="false">(</mo>
                  <mrow>
                    <mrow>
                      <mrow>
                        <mi>A</mi>
                        <mo stretchy="false">−</mo>
                        <mi>λ</mi>
                      </mrow>
                      <mi>I</mi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n>0</mn>
          </mrow>
        </mtd>
      </mtr>
      <mtr>
        <mtd>
          <mrow/>
        </mtd>
      </mtr>
      <mtr>
        <mtd>
          <mrow>
            <mover accent="true">
              <mi>v</mi>
              <mo stretchy="false">⃗</mo>
            </mover>
            <mo stretchy="false">→</mo>
            <mn>3</mn>
            <mover accent="true">
              <mi>v</mi>
              <mo stretchy="false">⃗</mo>
            </mover>
          </mrow>
        </mtd>
      </mtr>
      <mtr>
        <mtd>
          <mrow/>
        </mtd>
      </mtr>
      <mtr>
        <mtd>
          <mrow>
            <mover accent="true">
              <mi>w</mi>
              <mo stretchy="false">⃗</mo>
            </mover>
            <mo stretchy="false">→</mo>
            <mn>1</mn>
            <mover accent="true">
              <mi>w</mi>
              <mo stretchy="false">⃗</mo>
            </mover>
          </mrow>
        </mtd>
      </mtr>
      <mtr>
        <mtd>
          <mrow/>
        </mtd>
      </mtr>
      <mtr>
        <mtd columnalign="left">
          <mrow>
            <mrow>
              <mo fence="true" stretchy="true">[</mo>
              <mrow>
                <mrow>
                  <mtable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</mtable>
                  <mspace width="2em"/>
                  <mtable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</mtable>
                </mrow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 columnalign="left">
          <mrow>
            <mrow>
              <mrow>
                <mi>x</mi>
                <mo stretchy="false">+</mo>
                <mi>y</mi>
              </mrow>
              <mo stretchy="false">=</mo>
              <mn>0</mn>
            </mrow>
            <mspace width="2em"/>
            <mo stretchy="false">→</mo>
            <mspace width="2em"/>
            <mrow>
              <mi>x</mi>
              <mo stretchy="false">=</mo>
              <mrow>
                <mo stretchy="false">−</mo>
                <mi>y</mi>
              </mrow>
            </mrow>
            <mspace width="2em"/>
            <mo stretchy="false">→</mo>
            <mspace width="2em"/>
            <mrow>
              <mo fence="true" stretchy="false">(</mo>
              <mrow>
                <mrow>
                  <mn>1</mn>
                  <mi>,</mi>
                  <mrow>
                    <mspace width="2em"/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row>
              <mo fence="true" stretchy="true">[</mo>
              <mrow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  <mspace width="2em"/>
                  <mtable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 columnalign="left">
          <mrow>
            <mtable>
              <mtr>
                <mtd columnalign="right">
                  <mrow>
                    <mrow>
                      <mrow>
                        <mo stretchy="false">−</mo>
                        <mi>x</mi>
                      </mrow>
                      <mo stretchy="false">+</mo>
                      <mi>y</mi>
                    </mrow>
                    <mo stretchy="false">=</mo>
                    <mn>0</mn>
                  </mrow>
                </mtd>
              </mtr>
              <mtr>
                <mtd columnalign="right">
                  <mrow>
                    <mrow>
                      <mi>x</mi>
                      <mo stretchy="false">−</mo>
                      <mi>y</mi>
                    </mrow>
                    <mo stretchy="false">=</mo>
                    <mn>0</mn>
                  </mrow>
                </mtd>
              </mtr>
            </mtable>
            <mspace width="2em"/>
            <mo stretchy="false">→</mo>
            <mspace width="2em"/>
            <mrow>
              <mi>x</mi>
              <mo stretchy="false">=</mo>
              <mi>y</mi>
            </mrow>
            <mspace width="2em"/>
            <mo stretchy="false">→</mo>
            <mspace width="2em"/>
            <mrow>
              <mo fence="true" stretchy="false">(</mo>
              <mrow>
                <mrow>
                  <mn>1</mn>
                  <mi>,</mi>
                  <mspace width="2em"/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I</mi>
            <mo stretchy="false">=</mo>
            <mrow>
              <mo fence="true" stretchy="true">[</mo>
              <mrow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  <mspace width="2em"/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</mrow>
              <mo fence="true" stretchy="true">]</mo>
            </mrow>
          </mrow>
        </mtd>
      </mtr>
    </mtable>
    <annotation encoding="StarMath 5.0">alignl ( A - %lambda I )v=0 newline
alignl v=( A - %lambda I )^{-1}0
newline newline

vec v rightarrow 3 vec v
newline newline
vec w rightarrow 1 vec w
newline newline


alignl left [ stack{1#1}~ stack{1#1} right ] left [ stack{x#y}right ]=left [ stack{0#0}right ]
newline
alignl x + y = 0 ~rightarrow~ x = -y ~rightarrow~ ( 1,~-1)
newline newline


alignl left [ stack{-1#1}~ stack{1#-1} right ] left [ stack{x#y}right ]=left [ stack{0#0}right ]
newline
alignl stack{ alignr -x + y = 0 # alignr x - y = 0 } ~rightarrow~ x = y ~rightarrow~ ( 1, ~1)
newline newline


I = left[  stack{1#0}~ stack{0#1}right ]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14:46:17.957000000</meta:creation-date>
    <dc:date>2020-09-26T16:22:10.377000000</dc:date>
    <meta:editing-duration>PT20M11S</meta:editing-duration>
    <meta:editing-cycles>4</meta:editing-cycles>
    <meta:generator>LibreOffice/6.4.1.2$Windows_X86_64 LibreOffice_project/4d224e95b98b138af42a64d84056446d09082932</meta:generator>
  </office:meta>
</office:document-meta>
</file>